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5.609cm"/>
    </style:style>
    <style:style style:name="Table6.B" style:family="table-column">
      <style:table-column-properties style:column-width="2.884cm"/>
    </style:style>
    <style:style style:name="Table6.C" style:family="table-column">
      <style:table-column-properties style:column-width="3.519cm"/>
    </style:style>
    <style:style style:name="Table6.D" style:family="table-column">
      <style:table-column-properties style:column-width="2.593cm"/>
    </style:style>
    <style:style style:name="Table6.E" style:family="table-column">
      <style:table-column-properties style:column-width="2.408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101a8" officeooo:paragraph-rsid="002101a8"/>
    </style:style>
    <style:style style:name="P2" style:family="paragraph" style:parent-style-name="Title">
      <style:text-properties officeooo:rsid="0022874f" officeooo:paragraph-rsid="0022874f"/>
    </style:style>
    <style:style style:name="P3" style:family="paragraph" style:parent-style-name="Heading_20_1">
      <style:text-properties officeooo:rsid="00254055" officeooo:paragraph-rsid="00254055"/>
    </style:style>
    <style:style style:name="P4" style:family="paragraph" style:parent-style-name="Standard" style:list-style-name="L1">
      <style:text-properties officeooo:rsid="002101a8" officeooo:paragraph-rsid="002101a8"/>
    </style:style>
    <style:style style:name="P5" style:family="paragraph" style:parent-style-name="Standard" style:list-style-name="L1">
      <style:text-properties officeooo:rsid="00254055" officeooo:paragraph-rsid="0025405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6c781" officeooo:paragraph-rsid="0026c78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26c781"/>
    </style:style>
    <style:style style:name="P8" style:family="paragraph" style:parent-style-name="Table_20_Contents">
      <style:paragraph-properties fo:text-align="center" style:justify-single-word="false"/>
      <style:text-properties officeooo:paragraph-rsid="00287b2e"/>
    </style:style>
    <style:style style:name="P9" style:family="paragraph" style:parent-style-name="Table_20_Contents">
      <style:paragraph-properties fo:text-align="center" style:justify-single-word="false"/>
      <style:text-properties officeooo:paragraph-rsid="0028e0fe"/>
    </style:style>
    <style:style style:name="P10" style:family="paragraph" style:parent-style-name="Table_20_Contents">
      <style:text-properties officeooo:rsid="0026c781" officeooo:paragraph-rsid="0026c781"/>
    </style:style>
    <style:style style:name="P11" style:family="paragraph" style:parent-style-name="Text_20_body">
      <style:text-properties officeooo:rsid="00254055" officeooo:paragraph-rsid="00254055"/>
    </style:style>
    <style:style style:name="P12" style:family="paragraph" style:parent-style-name="Text_20_body">
      <style:text-properties officeooo:rsid="002101a8" officeooo:paragraph-rsid="00254055"/>
    </style:style>
    <style:style style:name="P13" style:family="paragraph" style:parent-style-name="Text_20_body">
      <style:text-properties officeooo:paragraph-rsid="00254055"/>
    </style:style>
    <style:style style:name="P14" style:family="paragraph" style:parent-style-name="Text_20_body">
      <style:text-properties officeooo:rsid="0026c781" officeooo:paragraph-rsid="0026c781"/>
    </style:style>
    <style:style style:name="P15" style:family="paragraph" style:parent-style-name="Text_20_body">
      <style:text-properties officeooo:rsid="00274de8" officeooo:paragraph-rsid="00274de8"/>
    </style:style>
    <style:style style:name="P16" style:family="paragraph" style:parent-style-name="Text_20_body">
      <style:text-properties officeooo:rsid="00287b2e" officeooo:paragraph-rsid="00287b2e"/>
    </style:style>
    <style:style style:name="P17" style:family="paragraph" style:parent-style-name="Text_20_body">
      <style:text-properties officeooo:rsid="0028e0fe" officeooo:paragraph-rsid="0028e0fe"/>
    </style:style>
    <style:style style:name="T1" style:family="text">
      <style:text-properties officeooo:rsid="002287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7b2e"/>
    </style:style>
    <style:style style:name="T4" style:family="text">
      <style:text-properties officeooo:rsid="0028e0fe"/>
    </style:style>
    <style:style style:name="T5" style:family="text">
      <style:text-properties officeooo:rsid="002a0d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SI2 – groupe 1</text:p>
      <text:p text:style-name="P2">Comparaison des frameworks frontend</text:p>
      <text:p text:style-name="P11"><text:span text:style-name="T2">Objectif</text:span> : déterminer un framework frontend adapté au projet <text:span text:style-name="T5">ASI2</text:span></text:p>
      <text:p text:style-name="P11"><text:span text:style-name="T2">Périmètre</text:span> : on compare les 4 frameworks front les plus utlisés : React, Angular, Vue et Svelte</text:p>
      <text:list xml:id="list3565262958" text:style-name="Outline">
        <text:list-item>
          <text:h text:style-name="Heading_20_1" text:outline-level="1">React</text:h>
        </text:list-item>
      </text:list>
      <text:p text:style-name="P14">React a été initié par Meta, il est connu pour être facile à apprendre et être performant grâce nottament à l’utilisation d’un Virtual DOM. Sa documentation laisse à désirer mais il dispose d’une grande communauté (168k stars sur Github).</text:p>
      <text:list xml:id="list144437607239947" text:continue-numbering="true" text:style-name="Outline">
        <text:list-item>
          <text:h text:style-name="P3" text:outline-level="1">Angular</text:h>
        </text:list-item>
      </text:list>
      <text:p text:style-name="P15">Angular a été créé par Google, il ne possède pas les meilleurs performances (utilisation du Real DOM) et est plutôt lour<text:span text:style-name="T3">d. Il est plus dur à apprendre que React mais dispose néanmoins d’une gande communauté. Sa documentation est satisfaisante.</text:span></text:p>
      <text:list xml:id="list144438485347592" text:continue-numbering="true" text:style-name="Outline">
        <text:list-item>
          <text:h text:style-name="P3" text:outline-level="1">Vue</text:h>
        </text:list-item>
      </text:list>
      <text:p text:style-name="P16">Vue a été créé par un particulier, il est donc plus probable qu’il soit discontinué un jour. Il est cependant performant (VDOM), bien documenté, relativement facile à utiliser et jouit d’une bonne communauté</text:p>
      <text:list xml:id="list144437336265497" text:continue-numbering="true" text:style-name="Outline">
        <text:list-item>
          <text:h text:style-name="P3" text:outline-level="1">Svelte</text:h>
        </text:list-item>
      </text:list>
      <text:p text:style-name="P17">A l’instar de Vue, Svelte n’est pas directement soutenu par un grand nom de la tech, mais il est réputé facile à apprendre/utiliser, performant, et dispose d’une documentation bien supérieure à celle de React. Malheureusement sa communauté n’est pas encore très développée.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0">Framework</text:p>
          </table:table-cell>
          <table:table-cell table:style-name="Table6.A1" office:value-type="string">
            <text:p text:style-name="P6">React</text:p>
          </table:table-cell>
          <table:table-cell table:style-name="Table6.A1" office:value-type="string">
            <text:p text:style-name="P6">Angular</text:p>
          </table:table-cell>
          <table:table-cell table:style-name="Table6.A1" office:value-type="string">
            <text:p text:style-name="P6">Vue</text:p>
          </table:table-cell>
          <table:table-cell table:style-name="Table6.E1" office:value-type="string">
            <text:p text:style-name="P6">Svelte</text:p>
          </table:table-cell>
        </table:table-row>
        <table:table-row>
          <table:table-cell table:style-name="Table6.A2" office:value-type="string">
            <text:p text:style-name="P10">Créateur/Initiateur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7">★</text:p>
          </table:table-cell>
          <table:table-cell table:style-name="Table6.E2" office:value-type="string">
            <text:p text:style-name="P7">★</text:p>
          </table:table-cell>
        </table:table-row>
        <table:table-row>
          <table:table-cell table:style-name="Table6.A2" office:value-type="string">
            <text:p text:style-name="P10">Courbe d’apprentissage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7">★</text:p>
          </table:table-cell>
          <table:table-cell table:style-name="Table6.A2" office:value-type="string">
            <text:p text:style-name="P8">★★★</text:p>
          </table:table-cell>
          <table:table-cell table:style-name="Table6.E2" office:value-type="string">
            <text:p text:style-name="P9">★★★</text:p>
          </table:table-cell>
        </table:table-row>
        <table:table-row>
          <table:table-cell table:style-name="Table6.A2" office:value-type="string">
            <text:p text:style-name="P10">Performances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8">★</text:p>
          </table:table-cell>
          <table:table-cell table:style-name="Table6.A2" office:value-type="string">
            <text:p text:style-name="P8">★★★</text:p>
          </table:table-cell>
          <table:table-cell table:style-name="Table6.E2" office:value-type="string">
            <text:p text:style-name="P8">★★★</text:p>
          </table:table-cell>
        </table:table-row>
        <table:table-row>
          <table:table-cell table:style-name="Table6.A2" office:value-type="string">
            <text:p text:style-name="P10">Communauté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7">★★★</text:p>
          </table:table-cell>
          <table:table-cell table:style-name="Table6.A2" office:value-type="string">
            <text:p text:style-name="P8">★★★</text:p>
          </table:table-cell>
          <table:table-cell table:style-name="Table6.E2" office:value-type="string">
            <text:p text:style-name="P8">★</text:p>
          </table:table-cell>
        </table:table-row>
        <table:table-row>
          <table:table-cell table:style-name="Table6.A2" office:value-type="string">
            <text:p text:style-name="P10">Documentation</text:p>
          </table:table-cell>
          <table:table-cell table:style-name="Table6.A2" office:value-type="string">
            <text:p text:style-name="P7">★★</text:p>
          </table:table-cell>
          <table:table-cell table:style-name="Table6.A2" office:value-type="string">
            <text:p text:style-name="P8">★★★</text:p>
          </table:table-cell>
          <table:table-cell table:style-name="Table6.A2" office:value-type="string">
            <text:p text:style-name="P8">★★★</text:p>
          </table:table-cell>
          <table:table-cell table:style-name="Table6.E2" office:value-type="string">
            <text:p text:style-name="P9">★★★</text:p>
          </table:table-cell>
        </table:table-row>
        <table:table-row>
          <table:table-cell table:style-name="Table6.A2" office:value-type="string">
            <text:p text:style-name="P10">Facilité d’utilisation</text:p>
          </table:table-cell>
          <table:table-cell table:style-name="Table6.A2" office:value-type="string">
            <text:p text:style-name="P7">★★</text:p>
          </table:table-cell>
          <table:table-cell table:style-name="Table6.A2" office:value-type="string">
            <text:p text:style-name="P7">★</text:p>
          </table:table-cell>
          <table:table-cell table:style-name="Table6.A2" office:value-type="string">
            <text:p text:style-name="P8">★★</text:p>
          </table:table-cell>
          <table:table-cell table:style-name="Table6.E2" office:value-type="string">
            <text:p text:style-name="P8">★★★</text:p>
          </table:table-cell>
        </table:table-row>
      </table:table>
      <text:p text:style-name="P13"/>
      <text:p text:style-name="P1">React semble être le framework frontend le plus adapté à ce projet étant donné que c’est celui qui obtient la meilleure <text:span text:style-name="T4">note globale</text:span> par rapport aux caractéristiques qui nous intéressent. <text:span text:style-name="T1">En particulier, </text:span><text:soft-page-break/><text:span text:style-name="T1">il a une courbe d’apprentissage douce et dispose d’une communauté importante ainsi que du soutien de Facebook/Meta, ce qui n’est pas le cas de</text:span><text:span text:style-name="T4">s autres exemples.</text:span></text:p>
      <text:p text:style-name="P1"/>
      <text:p text:style-name="Heading">Sources</text:p>
      <text:list xml:id="list608983598" text:style-name="L1">
        <text:list-item>
          <text:p text:style-name="P5"><text:a xlink:type="simple" xlink:href="https://gist.github.com/tkrotoff/b1caa4c3a185629299ec234d2314e190" text:style-name="Internet_20_link" text:visited-style-name="Visited_20_Internet_20_Link">Popularité des frameworks frontend</text:a></text:p>
        </text:list-item>
        <text:list-item>
          <text:p text:style-name="P4">Cours disponible sur e-campus</text:p>
        </text:list-item>
        <text:list-item>
          <text:p text:style-name="P4"><text:a xlink:type="simple" xlink:href="https://www.spaceotechnologies.com/blog/front-end-frameworks-comparison/" text:style-name="Internet_20_link" text:visited-style-name="Visited_20_Internet_20_Link">https://www.spaceotechnologies.com/blog/front-end-frameworks-comparison/</text:a></text:p>
        </text:list-item>
        <text:list-item>
          <text:p text:style-name="P4"><text:a xlink:type="simple" xlink:href="https://mobiskill.fr/blog/conseils-emploi-tech/les-meilleurs-frameworks-front-end-a-utiliser-en-2021/" text:style-name="Internet_20_link" text:visited-style-name="Visited_20_Internet_20_Link">https://mobiskill.fr/blog/conseils-emploi-tech/les-meilleurs-frameworks-front-end-a-utiliser-en-2021/</text:a></text:p>
        </text:list-item>
        <text:list-item>
          <text:p text:style-name="P4"><text:a xlink:type="simple" xlink:href="https://en.wikipedia.org/" text:style-name="Internet_20_link" text:visited-style-name="Visited_20_Internet_20_Link">https://en.wikipedia.org/</text:a></text:p>
        </text:list-item>
        <text:list-item>
          <text:p text:style-name="P4"><text:a xlink:type="simple" xlink:href="https://www.sam-solutions.com/blog/best-frontend-framework/" text:style-name="Internet_20_link" text:visited-style-name="Visited_20_Internet_20_Link">https://www.sam-solutions.com/blog/best-frontend-framework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31:11.597966731</meta:creation-date>
    <dc:title>Simple</dc:title>
    <meta:generator>LibreOffice/7.3.7.2$Linux_X86_64 LibreOffice_project/30$Build-2</meta:generator>
    <meta:editing-duration>PT6M18S</meta:editing-duration>
    <meta:editing-cycles>5</meta:editing-cycles>
    <dc:date>2023-12-06T14:44:37.070968690</dc:date>
    <meta:document-statistic meta:table-count="1" meta:image-count="0" meta:object-count="0" meta:page-count="2" meta:paragraph-count="55" meta:word-count="309" meta:character-count="2077" meta:non-whitespace-character-count="1832"/>
    <meta:template xlink:type="simple" xlink:actuate="onRequest" xlink:title="Simple" xlink:href="../../../../../../../../../usr/lib/libreoffice/share/template/common/styles/Simple.ott" meta:date="2023-12-06T11:31:11.223041680"/>
  </office:meta>
</office:document-meta>
</file>